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1" svg:font-family="'Apple Garamond'" style:font-adornments="Regular"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5cm" fo:margin-bottom="0.15cm" fo:line-height="150%" fo:text-align="justify" style:justify-single-word="false"/>
    </style:style>
    <style:style style:name="P3" style:family="paragraph" style:parent-style-name="Standard">
      <style:paragraph-properties fo:margin-top="0.15cm" fo:margin-bottom="0.15cm"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15cm" fo:margin-bottom="0.15cm" fo:line-height="150%" fo:text-align="justify" style:justify-single-word="false"/>
      <style:text-properties fo:font-weight="normal" style:font-weight-asian="normal" style:font-weight-complex="normal"/>
    </style:style>
    <style:style style:name="P5" style:family="paragraph" style:parent-style-name="Code">
      <style:paragraph-properties fo:margin-top="0.15cm" fo:margin-bottom="0.15cm" fo:line-height="150%" fo:text-align="justify" style:justify-single-word="false"/>
    </style:style>
    <style:style style:name="P6" style:family="paragraph" style:parent-style-name="Code">
      <style:paragraph-properties fo:margin-top="0.15cm" fo:margin-bottom="0.15cm" fo:line-height="150%"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Code">
      <style:text-properties fo:font-weight="bold" style:font-weight-asian="bold" style:font-weight-complex="bold"/>
    </style:style>
    <style:style style:name="P10" style:family="paragraph" style:parent-style-name="Standard">
      <style:paragraph-properties fo:margin-top="0.15cm" fo:margin-bottom="0.15cm" fo:line-height="150%" fo:text-align="justify" style:justify-single-word="false"/>
    </style:style>
    <style:style style:name="P11" style:family="paragraph" style:parent-style-name="Standard" style:list-style-name="L1">
      <style:paragraph-properties fo:margin-top="0.15cm" fo:margin-bottom="0.15cm" fo:line-height="150%" fo:text-align="justify" style:justify-single-word="false"/>
    </style:style>
    <style:style style:name="P12" style:family="paragraph" style:parent-style-name="Standard" style:list-style-name="L1">
      <style:paragraph-properties fo:margin-top="0.15cm" fo:margin-bottom="0.15cm" fo:line-height="150%"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gular Expressions</text:h>
      <text:p text:style-name="P1"><draw:frame draw:style-name="fr1" draw:name="graphics1" text:anchor-type="paragraph" svg:width="16.933cm" svg:height="0.132cm" draw:z-index="0"><draw:image xlink:href="../../../../../../usr/lib/libreoffice/share/gallery/rulers/blurulr6.gif" xlink:type="simple" xlink:show="embed" xlink:actuate="onLoad"/></draw:frame></text:p>
      <text:p text:style-name="Standard"/>
      <text:p text:style-name="P2">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2">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2">So fire up your irb, lets begin</text:p>
      <text:h text:style-name="Heading_20_2" text:outline-level="2">Creating a empty regexp</text:h>
      <text:p text:style-name="P2">Okay we will try to create a empty regular expression. In your terminal type <text:span text:style-name="Code_20_Char">irb -–simple-prompt</text:span> and in it type the following (without the <text:span text:style-name="Code_20_Char">&gt;&gt;</text:span> , which is irb's prompt) </text:p>
      <text:p text:style-name="Code">&gt;&gt; //.class </text:p>
      <text:p text:style-name="Code"><text:s/>=&gt; Regexp </text:p>
      <text:p text:style-name="P2">You see <text:span text:style-name="Code_20_Char">//.class</text:span> is Regexp. In other words any thing between those <text:span text:style-name="Code_20_Char">/</text:span> and <text:span text:style-name="Code_20_Char">/</text:span> is a regexp<text:note text:id="ftn1" text:note-class="footnote"><text:note-citation>1</text:note-citation><text:note-body><text:p text:style-name="Footnote">Will be using regexp instead of Regular expression from no on</text:p></text:note-body></text:note> . Regexp is not a string, but it denotes a pattern. Any string can match or may not match the pattern.</text:p>
      <text:h text:style-name="Heading_20_2" text:outline-level="2">Detecting Patterns</text:h>
      <text:p text:style-name="Text_20_body">Lets now see how to detect patterns in a regular expressions. Lets say that you want to see that <text:span text:style-name="Code_20_Char">abc</text:span> is in a given string. Just punch the code below</text:p>
      <text:p text:style-name="Code">&gt;&gt; /abc/.match "This string contains abc" </text:p>
      <text:p text:style-name="Code"><text:s/>=&gt; #&lt;MatchData "abc"&gt; </text:p>
      <text:p text:style-name="P2"><text:span text:style-name="Code_20_Char">abc</text:span> is present in the given string hence you get a match. In the code snippet below, there is no <text:span text:style-name="Code_20_Char">abc</text:span> in the string and hence it returns nil.</text:p>
      <text:p text:style-name="Code">&gt;&gt; /abc/.match "This string contains cba" </text:p>
      <text:p text:style-name="Code"><text:s/>=&gt; nil</text:p>
      <text:p text:style-name="P2">You can use the match function on a regexp as shown above or u can use it on a string, as shown <text:soft-page-break/>below. Both gives you the same result.</text:p>
      <text:p text:style-name="Code">&gt;&gt; "This string contains abc".match(/abc/) </text:p>
      <text:p text:style-name="Code">=&gt; #&lt;MatchData "abc"&gt;</text:p>
      <text:p text:style-name="P2">Another way of matching is shown below. You can use the <text:span text:style-name="Code_20_Char">=~</text:span> operator.</text:p>
      <text:p text:style-name="Code">&gt;&gt; "This string contains abc" =~ /abc/ </text:p>
      <text:p text:style-name="Code">=&gt; 21</text:p>
      <text:p text:style-name="Code"><text:s/>&gt;&gt; /abc/ =~ "This string doesn't have abc" </text:p>
      <text:p text:style-name="Code"><text:s/>=&gt; 25</text:p>
      <text:p text:style-name="P2">The <text:span text:style-name="Code_20_Char">=~</text:span> tells you the location where the first occurrence of the match occurs.</text:p>
      <text:h text:style-name="Heading_20_2" text:outline-level="2">Things to remember</text:h>
      <text:p text:style-name="P2">There are some things you need to remember, or at least refer from time to time. Those are mentioned in table below<text:note text:id="ftn2" text:note-class="footnote"><text:note-citation>2</text:note-citation><text:note-body><text:p text:style-name="Footnote">I got this list from <text:a xlink:type="simple" xlink:href="http://rubular.com/">http://rubular.com/</text:a> </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Table_20_Heading">Thing</text:p>
            </table:table-cell>
            <table:table-cell table:style-name="RegexpChart.B1" office:value-type="string">
              <text:p text:style-name="Table_20_Heading">What it means</text:p>
            </table:table-cell>
          </table:table-row>
        </table:table-header-rows>
        <table:table-row>
          <table:table-cell table:style-name="RegexpChart.A2" office:value-type="string">
            <text:p text:style-name="P8"><text:span text:style-name="Source_20_Text">.</text:span></text:p>
          </table:table-cell>
          <table:table-cell table:style-name="RegexpChart.B2" office:value-type="string">
            <text:p text:style-name="P7">Any single character</text:p>
          </table:table-cell>
        </table:table-row>
        <table:table-row>
          <table:table-cell table:style-name="RegexpChart.A2" office:value-type="string">
            <text:p text:style-name="P8"><text:span text:style-name="Source_20_Text">\w</text:span></text:p>
          </table:table-cell>
          <table:table-cell table:style-name="RegexpChart.B2" office:value-type="string">
            <text:p text:style-name="P7">Any word character (letter, number, underscore)</text:p>
          </table:table-cell>
        </table:table-row>
        <table:table-row>
          <table:table-cell table:style-name="RegexpChart.A2" office:value-type="string">
            <text:p text:style-name="P8"><text:span text:style-name="Source_20_Text">\W</text:span></text:p>
          </table:table-cell>
          <table:table-cell table:style-name="RegexpChart.B2" office:value-type="string">
            <text:p text:style-name="P7">Any non-word character</text:p>
          </table:table-cell>
        </table:table-row>
        <table:table-row>
          <table:table-cell table:style-name="RegexpChart.A2" office:value-type="string">
            <text:p text:style-name="P8"><text:span text:style-name="Source_20_Text">\d</text:span></text:p>
          </table:table-cell>
          <table:table-cell table:style-name="RegexpChart.B2" office:value-type="string">
            <text:p text:style-name="P7">Any digit</text:p>
          </table:table-cell>
        </table:table-row>
        <table:table-row>
          <table:table-cell table:style-name="RegexpChart.A2" office:value-type="string">
            <text:p text:style-name="P8"><text:span text:style-name="Source_20_Text">\D</text:span></text:p>
          </table:table-cell>
          <table:table-cell table:style-name="RegexpChart.B2" office:value-type="string">
            <text:p text:style-name="P7">Any non-digit</text:p>
          </table:table-cell>
        </table:table-row>
        <table:table-row>
          <table:table-cell table:style-name="RegexpChart.A2" office:value-type="string">
            <text:p text:style-name="P8"><text:span text:style-name="Source_20_Text">\s</text:span></text:p>
          </table:table-cell>
          <table:table-cell table:style-name="RegexpChart.B2" office:value-type="string">
            <text:p text:style-name="P7">Any whitespace character</text:p>
          </table:table-cell>
        </table:table-row>
        <table:table-row>
          <table:table-cell table:style-name="RegexpChart.A2" office:value-type="string">
            <text:p text:style-name="P8"><text:span text:style-name="Source_20_Text">\S</text:span></text:p>
          </table:table-cell>
          <table:table-cell table:style-name="RegexpChart.B2" office:value-type="string">
            <text:p text:style-name="P7">Any non-whitespace character</text:p>
          </table:table-cell>
        </table:table-row>
        <table:table-row>
          <table:table-cell table:style-name="RegexpChart.A2" office:value-type="string">
            <text:p text:style-name="P8"><text:span text:style-name="Source_20_Text">\b</text:span></text:p>
          </table:table-cell>
          <table:table-cell table:style-name="RegexpChart.B2" office:value-type="string">
            <text:p text:style-name="P7">Any word boundary character</text:p>
          </table:table-cell>
        </table:table-row>
        <table:table-row>
          <table:table-cell table:style-name="RegexpChart.A2" office:value-type="string">
            <text:p text:style-name="P8"><text:span text:style-name="Source_20_Text">^</text:span></text:p>
          </table:table-cell>
          <table:table-cell table:style-name="RegexpChart.B2" office:value-type="string">
            <text:p text:style-name="P7">Start of line</text:p>
          </table:table-cell>
        </table:table-row>
        <table:table-row>
          <table:table-cell table:style-name="RegexpChart.A2" office:value-type="string">
            <text:p text:style-name="P8"><text:span text:style-name="Source_20_Text">$</text:span></text:p>
          </table:table-cell>
          <table:table-cell table:style-name="RegexpChart.B2" office:value-type="string">
            <text:p text:style-name="P7">End of line</text:p>
          </table:table-cell>
        </table:table-row>
        <table:table-row>
          <table:table-cell table:style-name="RegexpChart.A2" office:value-type="string">
            <text:p text:style-name="P8"><text:span text:style-name="Source_20_Text">\A</text:span></text:p>
          </table:table-cell>
          <table:table-cell table:style-name="RegexpChart.B2" office:value-type="string">
            <text:p text:style-name="P7">Start of string</text:p>
          </table:table-cell>
        </table:table-row>
        <table:table-row>
          <table:table-cell table:style-name="RegexpChart.A2" office:value-type="string">
            <text:p text:style-name="P8"><text:span text:style-name="Source_20_Text">\z</text:span></text:p>
          </table:table-cell>
          <table:table-cell table:style-name="RegexpChart.B2" office:value-type="string">
            <text:p text:style-name="P7">End of string</text:p>
          </table:table-cell>
        </table:table-row>
        <table:table-row>
          <table:table-cell table:style-name="RegexpChart.A2" office:value-type="string">
            <text:p text:style-name="P8"><text:span text:style-name="Source_20_Text">[abc]</text:span></text:p>
          </table:table-cell>
          <table:table-cell table:style-name="RegexpChart.B2" office:value-type="string">
            <text:p text:style-name="P7">A single character of: a, b or c</text:p>
          </table:table-cell>
        </table:table-row>
        <table:table-row>
          <table:table-cell table:style-name="RegexpChart.A2" office:value-type="string">
            <text:p text:style-name="P8"><text:span text:style-name="Source_20_Text">[^abc]</text:span></text:p>
          </table:table-cell>
          <table:table-cell table:style-name="RegexpChart.B2" office:value-type="string">
            <text:p text:style-name="P7">Any single character except: a, b, or c</text:p>
          </table:table-cell>
        </table:table-row>
        <table:table-row>
          <table:table-cell table:style-name="RegexpChart.A2" office:value-type="string">
            <text:p text:style-name="P8"><text:span text:style-name="Source_20_Text">[a-z]</text:span></text:p>
          </table:table-cell>
          <table:table-cell table:style-name="RegexpChart.B2" office:value-type="string">
            <text:p text:style-name="P7">Any single character in the range a-z</text:p>
          </table:table-cell>
        </table:table-row>
        <table:table-row>
          <table:table-cell table:style-name="RegexpChart.A2" office:value-type="string">
            <text:p text:style-name="P8"><text:span text:style-name="Source_20_Text">[a-zA-Z]</text:span></text:p>
          </table:table-cell>
          <table:table-cell table:style-name="RegexpChart.B2" office:value-type="string">
            <text:p text:style-name="P7">Any single character in the range a-z or A-Z</text:p>
          </table:table-cell>
        </table:table-row>
        <table:table-row>
          <table:table-cell table:style-name="RegexpChart.A2" office:value-type="string">
            <text:p text:style-name="P8"><text:span text:style-name="Source_20_Text">(...)</text:span></text:p>
          </table:table-cell>
          <table:table-cell table:style-name="RegexpChart.B2" office:value-type="string">
            <text:p text:style-name="P7">Capture everything enclosed</text:p>
          </table:table-cell>
        </table:table-row>
        <table:table-row>
          <table:table-cell table:style-name="RegexpChart.A2" office:value-type="string">
            <text:p text:style-name="P8"><text:span text:style-name="Source_20_Text">(a|b)</text:span></text:p>
          </table:table-cell>
          <table:table-cell table:style-name="RegexpChart.B2" office:value-type="string">
            <text:p text:style-name="P7">a or b</text:p>
          </table:table-cell>
        </table:table-row>
        <table:table-row>
          <table:table-cell table:style-name="RegexpChart.A2" office:value-type="string">
            <text:p text:style-name="P8"><text:span text:style-name="Source_20_Text">a?</text:span></text:p>
          </table:table-cell>
          <table:table-cell table:style-name="RegexpChart.B2" office:value-type="string">
            <text:p text:style-name="P7">Zero or one of a</text:p>
          </table:table-cell>
        </table:table-row>
        <table:table-row>
          <table:table-cell table:style-name="RegexpChart.A2" office:value-type="string">
            <text:p text:style-name="P8"><text:span text:style-name="Source_20_Text">a*</text:span></text:p>
          </table:table-cell>
          <table:table-cell table:style-name="RegexpChart.B2" office:value-type="string">
            <text:p text:style-name="P7">Zero or more of a</text:p>
          </table:table-cell>
        </table:table-row>
        <table:table-row>
          <table:table-cell table:style-name="RegexpChart.A2" office:value-type="string">
            <text:p text:style-name="P8"><text:span text:style-name="Source_20_Text">a+</text:span></text:p>
          </table:table-cell>
          <table:table-cell table:style-name="RegexpChart.B2" office:value-type="string">
            <text:p text:style-name="P7">One or more of a</text:p>
          </table:table-cell>
        </table:table-row>
        <table:table-row>
          <table:table-cell table:style-name="RegexpChart.A2" office:value-type="string">
            <text:p text:style-name="P8"><text:span text:style-name="Source_20_Text">a{3}</text:span></text:p>
          </table:table-cell>
          <table:table-cell table:style-name="RegexpChart.B2" office:value-type="string">
            <text:p text:style-name="P7">Exactly 3 of a</text:p>
          </table:table-cell>
        </table:table-row>
        <table:table-row>
          <table:table-cell table:style-name="RegexpChart.A2" office:value-type="string">
            <text:p text:style-name="P8"><text:span text:style-name="Source_20_Text">a{3,}</text:span></text:p>
          </table:table-cell>
          <table:table-cell table:style-name="RegexpChart.B2" office:value-type="string">
            <text:p text:style-name="P7">3 or more of a</text:p>
          </table:table-cell>
        </table:table-row>
        <text:soft-page-break/>
        <table:table-row>
          <table:table-cell table:style-name="RegexpChart.A2" office:value-type="string">
            <text:p text:style-name="P8"><text:span text:style-name="Source_20_Text">a{3,6}</text:span></text:p>
          </table:table-cell>
          <table:table-cell table:style-name="RegexpChart.B2" office:value-type="string">
            <text:p text:style-name="P7">Between 3 and 6 of a</text:p>
          </table:table-cell>
        </table:table-row>
        <table:table-row>
          <table:table-cell table:style-name="RegexpChart.A2" office:value-type="string">
            <text:p text:style-name="P8"><text:span text:style-name="Source_20_Text">i</text:span></text:p>
          </table:table-cell>
          <table:table-cell table:style-name="RegexpChart.B2" office:value-type="string">
            <text:p text:style-name="P7">case insensitive</text:p>
          </table:table-cell>
        </table:table-row>
        <table:table-row>
          <table:table-cell table:style-name="RegexpChart.A2" office:value-type="string">
            <text:p text:style-name="P8"><text:span text:style-name="Source_20_Text">m</text:span></text:p>
          </table:table-cell>
          <table:table-cell table:style-name="RegexpChart.B2" office:value-type="string">
            <text:p text:style-name="P7">make dot match newlines</text:p>
          </table:table-cell>
        </table:table-row>
        <table:table-row>
          <table:table-cell table:style-name="RegexpChart.A2" office:value-type="string">
            <text:p text:style-name="P8"><text:span text:style-name="Source_20_Text">x</text:span></text:p>
          </table:table-cell>
          <table:table-cell table:style-name="RegexpChart.B2" office:value-type="string">
            <text:p text:style-name="P7">ignore whitespace in regex</text:p>
          </table:table-cell>
        </table:table-row>
        <table:table-row>
          <table:table-cell table:style-name="RegexpChart.A2" office:value-type="string">
            <text:p text:style-name="P8"><text:span text:style-name="Source_20_Text">o</text:span></text:p>
          </table:table-cell>
          <table:table-cell table:style-name="RegexpChart.B2" office:value-type="string">
            <text:p text:style-name="P7">perform #{...} substitutions only once </text:p>
          </table:table-cell>
        </table:table-row>
      </table:table>
      <text:p text:style-name="P2">Don't panic if you don't understand this, as I myself know nothing of it.</text:p>
      <text:h text:style-name="Heading_20_2" text:outline-level="2">The dot</text:h>
      <text:p text:style-name="P2">The dot in a regular expression matches any thing,. To illustrate it lets try some examples in our irb</text:p>
      <text:p text:style-name="Code">&gt;&gt; /.at/.match "There is rat in my house" </text:p>
      <text:p text:style-name="Code">=&gt; #&lt;MatchData "rat"&gt; </text:p>
      <text:p text:style-name="P2">in the above code snippet, we try to match <text:span text:style-name="Code_20_Char">/.at/</text:span> with a string, and it matches. The reason, the string contains a word called <text:span text:style-name="Code_20_Char">rat</text:span>. Take a look at another two examples below, the <text:span text:style-name="Code_20_Char">/.at/</text:span> matches cat and bat without any fuss.</text:p>
      <text:p text:style-name="Code">&gt;&gt; /.at/.match "There is cat in my house" </text:p>
      <text:p text:style-name="Code">=&gt; #&lt;MatchData "cat"&gt; </text:p>
      <text:p text:style-name="Code"/>
      <text:p text:style-name="Code">&gt;&gt; /.at/.match "There is bat in my house" </text:p>
      <text:p text:style-name="Code">=&gt; #&lt;MatchData "bat"&gt;</text:p>
      <text:p text:style-name="P2">Its not a rule that the dot should be at the start of the word or something, it can be any where. A regexp <text:span text:style-name="Code_20_Char">/f.y/</text:span> could comfortably match <text:span text:style-name="Code_20_Char">fry</text:span> and <text:span text:style-name="Code_20_Char">fly</text:span>. Ah! I wish I have a chicken fry now. Any way chickens do fly.</text:p>
      <text:h text:style-name="Heading_20_2" text:outline-level="2">Character classes</text:h>
      <text:p text:style-name="P2">Lets say tat we want to find that weather there is a bat or a rat or a cat is present in a given string. If there I will print that there is a animal in the house,else we won't print a thing. You might be thinking that we need to have three regexp like <text:span text:style-name="Code_20_Char">/bat/</text:span> , <text:span text:style-name="Code_20_Char">/cat/</text:span> and <text:span text:style-name="Code_20_Char">/rat/</text:span> , but thats not the case. We know from those three regexp that only the first character varies. So what about <text:span text:style-name="Code_20_Char">/.at/</text:span> like the previous one. Well that won't work either. Because if you eat too much and don't exercise well, that would match even fat …. :-)) It will also match mat and tat and any other unwanted stuff too.</text:p>
      <text:p text:style-name="P2">So this time strictly we want to match only bat rat and cat, so we come up with a regexp like this: <text:span text:style-name="Code_20_Char">/[bcr]at/</text:span> , this will only match those three animal words and nothing else. Punch in the following example and run it in your computer</text:p>
      <text:p text:style-name="Code">#!/usr/bin/ruby</text:p>
      <text:p text:style-name="Code"># <text:a xlink:type="simple" xlink:href="https://raw.github.com/mindaslab/ilrx/master/regexp_character_classes.rb">regexp_character_classes.rb</text:a></text:p>
      <text:p text:style-name="Code"/>
      <text:p text:style-name="Code">puts "There is a animal in your house" <text:s/>if /<text:span text:style-name="T1">[bcr]</text:span>at/.match "There is bat in my <text:soft-page-break/>house"</text:p>
      <text:p text:style-name="Code">puts "There is a animal in your house" <text:s/>if /<text:span text:style-name="T1">[bcr]</text:span>at/.match "There is rat in my house"</text:p>
      <text:p text:style-name="Code">puts "There is a animal in your house" <text:s/>if /<text:span text:style-name="T1">[bcr]</text:span>at/.match "There is cat in my house"</text:p>
      <text:p text:style-name="Code">puts "There is a animal in your house" <text:s/>if /<text:span text:style-name="T1">[bcr]</text:span>at/.match "There is mat in my house"</text:p>
      <text:p text:style-name="P2">Output</text:p>
      <text:p text:style-name="Code">There is a animal in your house </text:p>
      <text:p text:style-name="Code">There is a animal in your house </text:p>
      <text:p text:style-name="Code">There is a animal in your house</text:p>
      <text:p text:style-name="P2">As you can see from the output above, the string “There is a animal in your house” gets printed thrice and not the fourth time where the match fails for "There is mat in my house".</text:p>
      <text:p text:style-name="P2">Character classes can also accept ranges. Punch in the code below and run it. </text:p>
      <text:p text:style-name="Code">#!/usr/bin/ruby</text:p>
      <text:p text:style-name="Code"># <text:a xlink:type="simple" xlink:href="https://raw.github.com/mindaslab/ilrx/master/regexp_character_classes_1.rb">regexp_character_classes_1.rb</text:a></text:p>
      <text:p text:style-name="Code"/>
      <text:p text:style-name="Code">print "Enter a short string: "</text:p>
      <text:p text:style-name="Code">string = gets.chop</text:p>
      <text:p text:style-name="Code">puts "The string contains character(s) from a to z" <text:s/>if /[a-z]/.match string</text:p>
      <text:p text:style-name="Code">puts "The string contains character(s) from A to Z" <text:s/>if /[A-Z]/.match string</text:p>
      <text:p text:style-name="Code">puts "The string contains number(s) from 0 to 9" <text:s/>if /[0-9]/.match string</text:p>
      <text:p text:style-name="Code">puts "The string contains vowels" <text:s/>if /[aeiou]/.match string</text:p>
      <text:p text:style-name="Code">puts "The string contains character(s) other than a to z" <text:s/>if /[^a-z]/.match string</text:p>
      <text:p text:style-name="Code">puts "The string contains character(s) other than A to Z" <text:s/>if /[^A-Z]/.match string</text:p>
      <text:p text:style-name="Code">puts "The string contains number(s) other than 0 to 9" <text:s/>if /[^0-9]/.match string</text:p>
      <text:p text:style-name="Code">puts "The string contains characters other than vowels" <text:s/>if /[^aeiou]/.match string</text:p>
      <text:p text:style-name="P2">Output</text:p>
      <text:p text:style-name="Code">Enter a short string: fly </text:p>
      <text:p text:style-name="Code">The string contains character(s) from a to z </text:p>
      <text:p text:style-name="Code">The string contains character(s) other than A to Z </text:p>
      <text:p text:style-name="Code">The string contains number(s) other than 0 to 9 </text:p>
      <text:p text:style-name="Code">The string contains characters other than vowels</text:p>
      <text:p text:style-name="P4">Output 1</text:p>
      <text:p text:style-name="Code">Enter a short string: Burgundy 32</text:p>
      <text:p text:style-name="Code">The string contains character(s) from a to z </text:p>
      <text:p text:style-name="Code">The string contains character(s) from A to Z </text:p>
      <text:p text:style-name="Code">The string contains number(s) from 0 to 9 </text:p>
      <text:p text:style-name="Code">The string contains vowels </text:p>
      <text:p text:style-name="Code">The string contains character(s) other than a to z </text:p>
      <text:p text:style-name="Code">The string contains character(s) other than A to Z </text:p>
      <text:p text:style-name="Code">The string contains number(s) other than 0 to 9 </text:p>
      <text:p text:style-name="Code">The string contains characters other than vowels </text:p>
      <text:p text:style-name="P4">OK, what you infer from the output? When you give fly these regexp's match:</text:p>
      <text:list xml:id="list599761450" text:style-name="L1">
        <text:list-item>
          <text:p text:style-name="P11"><text:span text:style-name="Code_20_Char"><text:span text:style-name="T2">/[a-z]/</text:span></text:span><text:span text:style-name="T2"> since it contains a character from a to z</text:span></text:p>
        </text:list-item>
        <text:list-item>
          <text:p text:style-name="P12"><text:span text:style-name="Code_20_Char">/[^A-Z]/</text:span> since it contains a character that does not belong any where from A to Z, hence you come to know <text:span text:style-name="Code_20_Char">^</text:span> inside a capture means negation. There are also other uses for <text:span text:style-name="Code_20_Char">^</text:span> which if I am not lazy you will be writing about it.</text:p>
        </text:list-item>
        <text:list-item>
          <text:p text:style-name="P12"><text:soft-page-break/><text:span text:style-name="Code_20_Char">/[^0-9]/</text:span> since it does not contain any numbers from 0 to 9</text:p>
        </text:list-item>
        <text:list-item>
          <text:p text:style-name="P12"><text:span text:style-name="Code_20_Char">/[^aeiou]/</text:span> since it does not contain a vowel (a or e or i or o or u)</text:p>
        </text:list-item>
      </text:list>
      <text:p text:style-name="P4">According to that the messages in the puts statements gets printed.</text:p>
      <text:p text:style-name="P2">Now look at the Output 1, I have given the program a string Burgundy 27 , check if your assumptions / logic tally with it ;-)</text:p>
      <text:h text:style-name="Heading_20_2" text:outline-level="2">Scanning</text:h>
      <text:p text:style-name="P2">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2">So punch in the program below. It scans for words in a string.</text:p>
      <text:p text:style-name="Code">#!/usr/bin/ruby</text:p>
      <text:p text:style-name="Code"># <text:a xlink:type="simple" xlink:href="https://raw.github.com/mindaslab/ilrx/master/regexp_scan.rb">regexp_scan.rb</text:a></text:p>
      <text:p text:style-name="Code"/>
      <text:p text:style-name="Code">string = """ There are some words in this string and this program will</text:p>
      <text:p text:style-name="Code">scan those words and tell their word count """</text:p>
      <text:p text:style-name="Code"/>
      <text:p text:style-name="Code">words = string.scan(<text:span text:style-name="T1">/\w+/</text:span>)</text:p>
      <text:p text:style-name="Code">puts "The words are:"</text:p>
      <text:p text:style-name="Code">p words</text:p>
      <text:p text:style-name="Code">puts # prints a empty line</text:p>
      <text:p text:style-name="Code">puts "there are #{words.count} words in the string"</text:p>
      <text:p text:style-name="Code">puts "there are #{words.uniq.count} unique words in string"</text:p>
      <text:p text:style-name="P2">Output</text:p>
      <text:p text:style-name="Code">The words are: </text:p>
      <text:p text:style-name="Code">["There", "are", "some", "words", "in", "this", "string", "and", "this", "program", "will", "scan", "those", "words", "and", "tell", "their", "word", "count"] </text:p>
      <text:p text:style-name="Code"/>
      <text:p text:style-name="Code">there are 19 words in the string </text:p>
      <text:p text:style-name="Code">there are 16 unique words in string </text:p>
      <text:p text:style-name="P2">Note the <text:span text:style-name="Code_20_Char">/\w+/</text:span> <text:s/>what does it mean? Refer this table by clicking <text:a xlink:type="simple" xlink:href="#RegexpChart|table">here</text:a>. You can see that <text:span text:style-name="Code_20_Char">\w</text:span> means any character like letter, number, underscore and <text:span text:style-name="Code_20_Char">+</text:span> mean one or many. In other words I have assumed that words consists of any letter, number and underscore combinations and a word contains at-least one letter or more. So the statement <text:span text:style-name="Code_20_Char">string.scan(</text:span><text:span text:style-name="Code_20_Char"><text:span text:style-name="T1">/\w+/</text:span></text:span><text:span text:style-name="Code_20_Char">)</text:span> will scan all words and put into into a variable called <text:span text:style-name="Code_20_Char">words</text:span> which we use in this program.</text:p>
      <text:p text:style-name="P2">The statement <text:span text:style-name="Code_20_Char">p words</text:span> prints out the array and in the following line</text:p>
      <text:p text:style-name="P5">puts "there are <text:span text:style-name="T1">#{words.count}</text:span> words in the string"</text:p>
      <text:p text:style-name="P2">we are counting the number of elements in the array words using the command <text:span text:style-name="Code_20_Char">word.count</text:span> and <text:soft-page-break/>embedding in a string using <text:span text:style-name="Code_20_Char"><text:span text:style-name="T1">#</text:span></text:span><text:span text:style-name="Code_20_Char"><text:span text:style-name="T2">{words.count}</text:span></text:span><text:span text:style-name="T1"> </text:span><text:span text:style-name="T2"><text:s/>and printing it out to the user.</text:span></text:p>
      <text:p text:style-name="P4">In the next statement </text:p>
      <text:p text:style-name="P6">puts "there are #{words.uniq.count} unique words in string"</text:p>
      <text:p text:style-name="P2"><text:span text:style-name="T2">we are finding how many unique words are there in the given string using </text:span><text:span text:style-name="Code_20_Char"><text:span text:style-name="T2">words.uniq.count</text:span></text:span><text:span text:style-name="T2"> and printing that too to the user. For example if you scan a large book of two authors and feed it to this program, the person who has more number of unique words can be assumed to have better vocabulary.</text:span></text:p>
      <text:p text:style-name="P4">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 text:style-name="Code_20_Char">/@\w+/</text:span> , well simple. In the following program we scan all the users mentioned in a tweet</text:p>
      <text:p text:style-name="Code">#!/usr/bin/ruby</text:p>
      <text:p text:style-name="Code"># <text:a xlink:type="simple" xlink:href="https://raw.github.com/mindaslab/ilrx/master/regexp_scan_twitter_users.rb">regexp_scan_twitter_users.rb</text:a></text:p>
      <text:p text:style-name="Code"/>
      <text:p text:style-name="Code">string = """ There is a person @karthik_ak who wrote ilr. Its about a</text:p>
      <text:p text:style-name="Code">language called @ruby invented by @yukihiro_matz """</text:p>
      <text:p text:style-name="Code"/>
      <text:p text:style-name="P9">users = string.scan(/@\w+/)</text:p>
      <text:p text:style-name="Code">puts "The users are:"</text:p>
      <text:p text:style-name="Code">p users</text:p>
      <text:p text:style-name="P2">Output</text:p>
      <text:p text:style-name="Code">The users are: </text:p>
      <text:p text:style-name="Code">["@karthik_ak", "@ruby", "@yukihiro_matz"] </text:p>
      <text:p text:style-name="P2">Notice the highlighted statement in the program above. It scans all words that is perpended with an @ symbol, collects them and returns them as an array. Ans we just display that array using <text:span text:style-name="Code_20_Char">p users</text:span> .</text:p>
      <text:h text:style-name="Heading_20_2" text:outline-level="2">Captures</text:h>
      <text:p text:style-name="P2">We have seen how useful regular expressions could be. Now let say we found a match with a <text:s/>regular expression and we just want to capture a small part of it, say a user name in a email, or a moth in some ones date of birth, how to do that?</text:p>
      <text:p text:style-name="P2">We use round brackets for that and we call them captures (technically). Below is a program that asks birthday of a person and extracts the month out of it.</text:p>
      <text:p text:style-name="Code">#!/usr/bin/ruby</text:p>
      <text:p text:style-name="Code"># <text:a xlink:type="simple" xlink:href="https://raw.github.com/mindaslab/ilrx/master/regexp_capture.rb">regexp_capture.rb</text:a></text:p>
      <text:p text:style-name="Code"/>
      <text:p text:style-name="Code">print "Enter Birthday (YYYY-MM-DD) :"</text:p>
      <text:p text:style-name="Code">date = gets.chop</text:p>
      <text:p text:style-name="Code">/\d{4}-<text:span text:style-name="T1">(\d{2})</text:span>-\d{2}/.match date</text:p>
      <text:p text:style-name="Code">puts "You were born on month: #{<text:span text:style-name="T1">$1</text:span>}" </text:p>
      <text:p text:style-name="P2"><text:soft-page-break/>Output</text:p>
      <text:p text:style-name="Code">Enter Birthday (YYYY-MM-DD) :1982-11-22 </text:p>
      <text:p text:style-name="Code">You were born on month: 11</text:p>
      <text:p text:style-name="P2">Notice this line <text:span text:style-name="Code_20_Char">/\d{4}-</text:span><text:span text:style-name="Code_20_Char"><text:span text:style-name="T1">(\d{2})</text:span></text:span><text:span text:style-name="Code_20_Char">-\d{2}/.match date</text:span> , here we check if the date matches the following: That is, it must have four digits <text:span text:style-name="Code_20_Char">/\d{4}/</text:span> , then it must be followed by a hyphen <text:span text:style-name="Code_20_Char">/\d{4}-/</text:span> then it must be followed by two digits <text:span text:style-name="Code_20_Char"><text:s/>/\d{4}-\d(2}/</text:span> and it must be followed a hyphen and another two digits <text:span text:style-name="Code_20_Char">/\d{4}-\d{2}-\d{2}/ </text:span>.</text:p>
      <text:p text:style-name="P2">Now we need to capture just the month thats in the middle. Hence we put braces around it like shown <text:span text:style-name="Code_20_Char">/\d{4}-(\d{2})-\d{2}/ </text:span>, we stick this regexp in the program above, in this line</text:p>
      <text:p text:style-name="P5">/\d{4}-<text:span text:style-name="T1">(\d{2})</text:span>-\d{2}/.match date</text:p>
      <text:p text:style-name="P2">Now where this capture<text:span text:style-name="Code_20_Char"> </text:span><text:span text:style-name="Code_20_Char"><text:span text:style-name="T1">(\d{2})</text:span></text:span><text:span text:style-name="T1"> </text:span><text:span text:style-name="T2">gets stored? It gets stored in a global variable </text:span><text:span text:style-name="Code_20_Char"><text:span text:style-name="T2">$1</text:span></text:span><text:span text:style-name="T2">, if there is another capture, it gets stored in another variable </text:span><text:span text:style-name="Code_20_Char"><text:span text:style-name="T2">$2</text:span></text:span><text:span text:style-name="T2">, </text:span><text:span text:style-name="Code_20_Char"><text:span text:style-name="T2">$3</text:span></text:span><text:span text:style-name="T2"> and so on..... So we now know </text:span><text:span text:style-name="Code_20_Char"><text:span text:style-name="T2">$1</text:span></text:span><text:span text:style-name="T2"> has the month and we use it in the following line to print out the result</text:span></text:p>
      <text:p text:style-name="P5"><text:span text:style-name="T2">puts "You were born on month: #{</text:span><text:span text:style-name="T1">$1</text:span><text:span text:style-name="T2">}" </text:span></text:p>
      <text:p text:style-name="P4">In the coming example <text:span text:style-name="Code_20_Char">regexp_capture_1.rb</text:span> , we try three captures where we want to capture Year, Month and Date in one go. Hence we use the following regexp<text:span text:style-name="Code_20_Char"> /</text:span><text:span text:style-name="Code_20_Char"><text:span text:style-name="T1">(\d{4})</text:span></text:span><text:span text:style-name="Code_20_Char">-</text:span><text:span text:style-name="Code_20_Char"><text:span text:style-name="T1">(\d{2})</text:span></text:span><text:span text:style-name="Code_20_Char">-</text:span><text:span text:style-name="Code_20_Char"><text:span text:style-name="T1">(\d{2})</text:span></text:span><text:span text:style-name="Code_20_Char">/</text:span> . Type the program below and execute it.</text:p>
      <text:p text:style-name="Code">#!/usr/bin/ruby</text:p>
      <text:p text:style-name="Code"># <text:a xlink:type="simple" xlink:href="https://raw.github.com/mindaslab/ilrx/master/regexp_capture_1.rb">regexp_capture_1.rb</text:a></text:p>
      <text:p text:style-name="Code"/>
      <text:p text:style-name="Code">print "Enter Birthday (YYYY-MM-DD) :"</text:p>
      <text:p text:style-name="Code">date = gets.chop</text:p>
      <text:p text:style-name="Code">/<text:span text:style-name="T1">(\d{4})</text:span>-<text:span text:style-name="T1">(\d{2})</text:span>-<text:span text:style-name="T1">(\d{2})</text:span>/.match date</text:p>
      <text:p text:style-name="Code">puts "Year: #{$1} \n Month: #{$2} \n Date: #{$3}"</text:p>
      <text:p text:style-name="P2">Output</text:p>
      <text:p text:style-name="Code">Enter Birthday (YYYY-DD-MM) :1997-12-67 </text:p>
      <text:p text:style-name="Code">Year: 1997 </text:p>
      <text:p text:style-name="Code"><text:s/>Month: 12 </text:p>
      <text:p text:style-name="Code"><text:s/>Date: 67</text:p>
      <text:p text:style-name="P2">Here the first capture starting from left is stored in <text:span text:style-name="Code_20_Char">$1</text:span>, the second is stored in <text:span text:style-name="Code_20_Char">$2</text:span> and the third in <text:span text:style-name="Code_20_Char">$3</text:span> and so on (if we had given more). If you are wondering what <text:span text:style-name="Code_20_Char">$0</text:span> is, why don't you give a <text:span text:style-name="Code_20_Char">puts $0</text:span> statement at the end of the program and see what happens?</text:p>
      <text:p text:style-name="P2">In the next program, we have designed it to tolerate some errors in user input. The user may not always give <text:span text:style-name="Code_20_Char">1990-04-17</text:span> , he might give it as say <text:span text:style-name="Code_20_Char">1990 – 04- 17 </text:span>or some thing like that that might have spaces around numbers. Type int the program and execute it</text:p>
      <text:p text:style-name="Code">#!/usr/bin/ruby</text:p>
      <text:p text:style-name="Code"># <text:a xlink:type="simple" xlink:href="https://raw.github.com/mindaslab/ilrx/master/regexp_capture_2.rb">regexp_capture_2.rb</text:a></text:p>
      <text:p text:style-name="Code"/>
      <text:p text:style-name="Code">print "Enter Birthday (YYYY-MM-DD) :"</text:p>
      <text:p text:style-name="Code">date = gets.chop</text:p>
      <text:p text:style-name="Code"><text:soft-page-break/>/<text:span text:style-name="T1">\s*</text:span>(\d{4})<text:span text:style-name="T1">\s*</text:span>-<text:span text:style-name="T1">\s*</text:span>(\d{2})<text:span text:style-name="T1">\s*</text:span>-<text:span text:style-name="T1">\s*</text:span>(\d{2})<text:span text:style-name="T1">\s*</text:span>/.match date</text:p>
      <text:p text:style-name="Code">puts "Year: #{$1} \n Month: #{$2} \n Date: #{$3}"</text:p>
      <text:p text:style-name="P2">Output</text:p>
      <text:p text:style-name="Code">Enter Birthday (YYYY-MM-DD) :1947- 07 - 14 </text:p>
      <text:p text:style-name="Code">Year: 1947</text:p>
      <text:p text:style-name="Code"><text:s/>Month: 07 </text:p>
      <text:p text:style-name="Code"><text:s/>Date: 14</text:p>
      <text:p text:style-name="P2">As you can see, the program rightly finds month, date and year! Well if you note the regexp we are using <text:span text:style-name="Code_20_Char">/</text:span><text:span text:style-name="Code_20_Char"><text:span text:style-name="T1">\s*</text:span></text:span><text:span text:style-name="Code_20_Char">(\d{4})</text:span><text:span text:style-name="Code_20_Char"><text:span text:style-name="T1">\s*</text:span></text:span><text:span text:style-name="Code_20_Char">-</text:span><text:span text:style-name="Code_20_Char"><text:span text:style-name="T1">\s*</text:span></text:span><text:span text:style-name="Code_20_Char">(\d{2})</text:span><text:span text:style-name="Code_20_Char"><text:span text:style-name="T1">\s*</text:span></text:span><text:span text:style-name="Code_20_Char">-</text:span><text:span text:style-name="Code_20_Char"><text:span text:style-name="T1">\s*</text:span></text:span><text:span text:style-name="Code_20_Char">(\d{2})</text:span><text:span text:style-name="Code_20_Char"><text:span text:style-name="T1">\s*</text:span></text:span><text:span text:style-name="Code_20_Char">/</text:span> we have padded digits with <text:span text:style-name="Code_20_Char">\s*</text:span>, now whats that. Once again refer the regexp table by clicking <text:a xlink:type="simple" xlink:href="#RegexpChart|table">here</text:a>. \s means space and * means zero or more, so say <text:span text:style-name="Code_20_Char">\s*\d{4}</text:span> means match in such a way that the regexp has 4 digits and is perpended with zero or more spaces and <text:span text:style-name="Code_20_Char">\s*\d{4}\s*</text:span> match a 4 digit number which is perpended and followed by zero or more spaces. Hence no matter how much padding you give with space, it rightly finds out the dates.</text:p>
      <text:p text:style-name="P3">Nested Capture</text:p>
      <text:p text:style-name="P2">Sometimes some wise crack programmer just out of sheer luncticity<text:note text:id="ftn3" text:note-class="footnote"><text:note-citation>3</text:note-citation><text:note-body><text:p text:style-name="Footnote">I like to create new english words :-))</text:p></text:note-body></text:note> or just to make fun of your regexp skills or to challenge you, or for some other reason might perform a nested capture. That is a capture within a capture.</text:p>
      <text:p text:style-name="P2">I haven't done it so far my self, but wish to do it in practical applications for the fun of it. Now I have worked out a nested capture example here on irb and if you like, try it</text:p>
      <text:p text:style-name="Code">&gt;&gt; /<text:span text:style-name="T1">(a(c(b)))</text:span>/.match "This sting contains acb ao it has match" </text:p>
      <text:p text:style-name="Code">=&gt; #&lt;MatchData "acb" 1:"acb" 2:"cb" 3:"b"&gt; </text:p>
      <text:p text:style-name="Code">&gt;&gt; $1 </text:p>
      <text:p text:style-name="Code">=&gt; "acb" </text:p>
      <text:p text:style-name="Code">&gt;&gt; $2 </text:p>
      <text:p text:style-name="Code">=&gt; "cb" </text:p>
      <text:p text:style-name="Code">&gt;&gt; $3 </text:p>
      <text:p text:style-name="Code">=&gt; "b"</text:p>
      <text:p text:style-name="P2">See the highlighted part, the regexp is like this <text:span text:style-name="Code_20_Char">/(a(c(b)))/</text:span> , does it makes any sense to you? Well then how to read it? First remove all brackets and read it like <text:span text:style-name="Code_20_Char">/acb/</text:span> . <text:s/><text:span text:style-name="Code_20_Char">acb</text:span> is present in the string and hence its matched so we get the highlighted part in output as shown below</text:p>
      <text:p text:style-name="P5">=&gt; #&lt;MatchData <text:span text:style-name="T1">"acb"</text:span> 1:"acb" 2:"cb" 3:"b"&gt;</text:p>
      <text:p text:style-name="P2">Now apply the outer most bracket from left and we get a capture as shown <text:span text:style-name="Code_20_Char">/(acb)/</text:span> , this matches and captures acb which appears in highlighted part in output as shown below</text:p>
      <text:p text:style-name="P5">=&gt; #&lt;MatchData "acb" 1:<text:span text:style-name="T1">"acb"</text:span> 2:"cb" 3:"b"&gt;</text:p>
      <text:p text:style-name="P2">This capture s stored in <text:span text:style-name="Code_20_Char">$1</text:span> global variable. Now forget the outer bracket and move from left to the second pair of brackets and you get the following regexp <text:span text:style-name="Code_20_Char">/a(cb)/</text:span> <text:s/>, this matches <text:span text:style-name="Code_20_Char">acb</text:span> and captures <text:soft-page-break/><text:span text:style-name="Code_20_Char">cb</text:span> in the string, this is caught in variable <text:span text:style-name="Code_20_Char">$2</text:span> and is also shown in highlighted part of the matched data below</text:p>
      <text:p text:style-name="P5">=&gt; #&lt;MatchData "acb" 1:<text:span text:style-name="T1">"</text:span><text:span text:style-name="T2">acb</text:span><text:span text:style-name="T1">"</text:span> 2:"<text:span text:style-name="T1">cb</text:span>" 3:"b"&gt;</text:p>
      <text:p text:style-name="P2">In similar way the inner most bracket pair, forms this regexp <text:span text:style-name="Code_20_Char">/ac(b)/</text:span> and its captured in variable <text:span text:style-name="Code_20_Char">$3</text:span> is showed in matched output below</text:p>
      <text:p text:style-name="P5">=&gt; #&lt;MatchData "acb" 1:"acb" 2:"cb" 3:"<text:span text:style-name="T1">b</text:span>"&gt;</text:p>
      <text:h text:style-name="Heading_20_2" text:outline-level="2">Anchors and Assertions </text:h>
      <text:p text:style-name="P2"/>
      <text:h text:style-name="Heading_20_3" text:outline-level="3">Anchors</text:h>
      <text:p text:style-name="P2">Anchors are reference points in Ruby. Lets say that we want to check if a line immediately begins with a <text:span text:style-name="Code_20_Char">=begin</text:span><text:note text:id="ftn4" text:note-class="footnote"><text:note-citation>4</text:note-citation><text:note-body><text:p text:style-name="Footnote">=begin represents start of block comment in Ruby, but it must start at the line beginning</text:p></text:note-body></text:note> , then I can check it wit a regexp like this <text:span text:style-name="Code_20_Char">/^=begin/</text:span> , where the <text:span text:style-name="Code_20_Char">^</text:span> sign is a anchor that represents beginning of the line:</text:p>
      <text:p text:style-name="Code">/^=begin/.match "=begin" </text:p>
      <text:p text:style-name="Code">=&gt; #&lt;MatchData "=begin"&gt;</text:p>
      <text:p text:style-name="P2">Lets say like we have multiple line string and we want to extract a line (the first one). So the content of the first line could be any thing, so we get a regexp as <text:span text:style-name="Code_20_Char">/.+/</text:span>, now it must be between beginning of line <text:span text:style-name="Code_20_Char">^</text:span> and end of line <text:span text:style-name="Code_20_Char">$</text:span> , so we get a regexp as shown <text:span text:style-name="Code_20_Char">/^.+$/</text:span> , s this will match anything thats between line anchors. An example is shown below.</text:p>
      <text:p text:style-name="Code">&gt;&gt; /^.+$/.match "Boom \n Thata" </text:p>
      <text:p text:style-name="Code">=&gt; #&lt;MatchData "Boom "&gt; </text:p>
      <text:p text:style-name="P2">In the above example, note that <text:span text:style-name="Code_20_Char">\n</text:span> splits the string into two lines as <text:span text:style-name="Code_20_Char">\n</text:span> stands for newline character. So the regexp faithfully matches the first line content, that is “Boom ”.</text:p>
      <text:p text:style-name="P2">The next type of Anchors we have are <text:span text:style-name="Code_20_Char">\A</text:span> that stands for start of a string and <text:span text:style-name="Code_20_Char">\z</text:span> that stands for end of a string. In the example below, we check if the string starts with some thing by using the following regexp <text:span text:style-name="Code_20_Char">/\ASomething/</text:span> </text:p>
      <text:p text:style-name="Code">&gt;&gt; /\ASomething/.match "Something is better than nothing" </text:p>
      <text:p text:style-name="Code">=&gt; #&lt;MatchData "Something"&gt; </text:p>
      <text:p text:style-name="P2">And we get a match. In the example below we get a nil match because the string does not start with Something.</text:p>
      <text:p text:style-name="Code">&gt;&gt; /\ASomething/.match "Everybody says Something is better than nothing" </text:p>
      <text:p text:style-name="Code">=&gt; nil </text:p>
      <text:p text:style-name="P2">Now lets check if nothing is followed by end of string, hence we form a regexp as shown <text:span text:style-name="Code_20_Char">/nothing\z/</text:span> </text:p>
      <text:p text:style-name="Code"><text:soft-page-break/>&gt;&gt; /nothing\z/.match "Everybody says Something is better than nothing" </text:p>
      <text:p text:style-name="Code">=&gt; #&lt;MatchData "nothing"&gt; </text:p>
      <text:p text:style-name="P2">As expected we get a match of nothing. <text:span text:style-name="T3">One should not that anchors will not be reflected in match data, anchor is not a character, but just a symbolic representation of position.</text:span> So if you are expecting a match of <text:span text:style-name="Code_20_Char">nothing\z</text:span> , forget it.</text:p>
      <text:p text:style-name="Code">&gt;&gt; /nothing\z/.match "Everybody says Something is better than nothing\n" </text:p>
      <text:p text:style-name="Code">=&gt; nil </text:p>
      <text:p text:style-name="P2">Look at the example above, the <text:span text:style-name="Code_20_Char">\z</text:span> matches a string without a line ending(<text:span text:style-name="Code_20_Char">\n</text:span>) character. If you want to check for line endings, you must use capital Z like the example shown below.</text:p>
      <text:p text:style-name="Code">&gt;&gt; /nothing\Z/.match "Everybody says Something is better than nothing\n" </text:p>
      <text:p text:style-name="Code">=&gt; #&lt;MatchData "nothing"&gt; </text:p>
      <text:p text:style-name="P2">So :-) <text:s/>it matches!</text:p>
      <text:p text:style-name="P2">In the example below, we match all the stuff thats in a string with \n as its ending.</text:p>
      <text:p text:style-name="Code">&gt;&gt; /\A.+\Z/.match "Everybody says Something is better than nothing\n" </text:p>
      <text:p text:style-name="Code">=&gt; #&lt;MatchData "Everybody says Something is better than nothing"&gt; </text:p>
      <text:p text:style-name="P2"/>
      <text:h text:style-name="Heading_20_3" text:outline-level="3">Assertions</text:h>
      <text:p text:style-name="P2">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5" text:note-class="footnote"><text:note-citation>5</text:note-citation><text:note-body><text:p text:style-name="Footnote">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Code">&gt;&gt; /\w+\s+<text:span text:style-name="T1">(?=Copperfield)</text:span>/.match "David Copperfield" </text:p>
      <text:p text:style-name="Code">=&gt; #&lt;MatchData "David "&gt; </text:p>
      <text:p text:style-name="P2">Look at the code thats been made bold. It has <text:span text:style-name="Code_20_Char">(?=Copperfield)</text:span> , that is its looking forward for something, this time its Copperfield. Want to become rich soon, then search for <text:span text:style-name="Code_20_Char">(?=Goldfield)</text:span> and want some good music, search for <text:span text:style-name="Code_20_Char">(?=Oldfield)</text:span><text:note text:id="ftn6" text:note-class="footnote"><text:note-citation>6</text:note-citation><text:note-body><text:p text:style-name="Footnote">Mike Oldfield is my favorite musician</text:p></text:note-body></text:note>. Okay I am typing too much.</text:p>
      <text:p text:style-name="P2">Here is the thing, what ever you give between <text:span text:style-name="Code_20_Char">(?=</text:span> and <text:span text:style-name="Code_20_Char">)</text:span> will be look forward and if there is something before it, it will be matched. So there is David before Copperfield, hence it was matched. Note that I had given <text:span text:style-name="Code_20_Char">\w+\s+</text:span> which means that I want to match a regexp of one or more letters, followed by one or more spaced that precedes before Copperfield. So here we have another example, that gives a positive match: </text:p>
      <text:p text:style-name="Code">&gt;&gt; /\w+\s+(?=Copperfield)/.match "Joan Copperfield" </text:p>
      <text:p text:style-name="Code">=&gt; #&lt;MatchData "Joan "&gt; </text:p>
      <text:p text:style-name="P2">Lets say that we want to match all those names which does not end with Copperfield, we will use <text:soft-page-break/>look ahead, negative assertion. For this we put <text:span text:style-name="Code_20_Char">Copperfield</text:span> in between <text:span text:style-name="Code_20_Char">(?!</text:span> and <text:span text:style-name="Code_20_Char">)</text:span>, so in the following example it will return a negative match</text:p>
      <text:p text:style-name="Code">&gt;&gt; /\w+\s+<text:span text:style-name="T1">(?!Copperfield)</text:span>/.match "Joan Copperfield" </text:p>
      <text:p text:style-name="Code">=&gt; nil </text:p>
      <text:p text:style-name="P2">But in the next example it will return a positive match, because Joan is not before Copperfield</text:p>
      <text:p text:style-name="Code">&gt;&gt; /\w+\s+(?!Copperfield)/.match "Joan Kansamy" </text:p>
      <text:p text:style-name="Code">=&gt; #&lt;MatchData "Joan "&gt; </text:p>
      <text:p text:style-name="P2">We have seen look forward assertion. Now lets look at look backward assertion. Lets say that we wan to match last name of person who's first name is David. Then we can look backwards from last name and see if its David. Checkout the code below </text:p>
      <text:p text:style-name="Code">&gt;&gt; /<text:span text:style-name="T1">(?&lt;=David)</text:span>\s+\w+/.match "Joan Kansamy" </text:p>
      <text:p text:style-name="Code">=&gt; nil </text:p>
      <text:p text:style-name="P2">See the highlighted part. We have put <text:span text:style-name="Code_20_Char">David</text:span> between <text:span text:style-name="Code_20_Char">(?&lt;=</text:span> and <text:span text:style-name="Code_20_Char">)</text:span>, so thats how you specify look back assertion. The above code returns nil because we have no David in it.</text:p>
      <text:p text:style-name="Code">&gt;&gt; /(?&lt;=David)\s+\w+/.match "David Munsamy" </text:p>
      <text:p text:style-name="Code">=&gt; #&lt;MatchData " Munsamy"&gt; </text:p>
      <text:p text:style-name="P2">The above example matches “ Munsamy”<text:note text:id="ftn7" text:note-class="footnote"><text:note-citation>7</text:note-citation><text:note-body><text:p text:style-name="Footnote">Notice the space too which has been matched.</text:p></text:note-body></text:note> because we have David before the pattern <text:span text:style-name="Code_20_Char">\s+\w+</text:span></text:p>
      <text:p text:style-name="P2">Same way like we had negative look forward, why can't we have it in look backwards? Jut replace <text:s/><text:span text:style-name="Code_20_Char">=</text:span> <text:s/>with a <text:span text:style-name="Code_20_Char">!</text:span> and you will get a negative assertion. <text:s/>So the example below will not match because you have David in front of Munsamy.</text:p>
      <text:p text:style-name="Code">&gt;&gt; /<text:span text:style-name="T1">(?&lt;!David)</text:span>\s+\w+/.match "David Munsamy" </text:p>
      <text:p text:style-name="Code">=&gt; nil </text:p>
      <text:p text:style-name="P2">Now take this example below, we will have a match because there is no David in front of the first <text:span text:style-name="Code_20_Char">\s+\w+</text:span> <text:s/>, that is in the example below it is a space followed by “in”.</text:p>
      <text:p text:style-name="Code">&gt;&gt; /<text:span text:style-name="T1">(?&lt;!David)</text:span>\s+\w+/.match "All in all Munsamy" </text:p>
      <text:p text:style-name="Code">=&gt; #&lt;MatchData " in"&gt; </text:p>
      <text:p text:style-name="P2"/>
      <text:h text:style-name="Heading_20_2" text:outline-level="2">Ignoring Cases</text:h>
      <text:p text:style-name="P2">Okay, lets say what the difference between these emails <text:a xlink:type="simple" xlink:href="mailto:mindaslab@gmail.com">mindaslab@gmail.com</text:a> and <text:a xlink:type="simple" xlink:href="mailto:MINDASLAB@GMAIL.COM">MINDASLAB@GMAIL.COM</text:a> , in short nothing, both address delivers mail to me, so if at all we are scanning a string for a particular email, we would like to ignore cases. So consider the example below</text:p>
      <text:p text:style-name="Code">&gt;&gt; /abc/<text:span text:style-name="T1">i</text:span>.match "There is ABC in string" </text:p>
      <text:p text:style-name="Code">=&gt; #&lt;MatchData "ABC"&gt; </text:p>
      <text:p text:style-name="P2">Int the above example we have a regexp <text:span text:style-name="Code_20_Char">/abc/</text:span> but it matches <text:span text:style-name="Code_20_Char">ABC</text:span> in the given string. If you have noticed the highlighted / bold part, you may notice that I have put an <text:span text:style-name="Code_20_Char">i</text:span> after the regexp, that <text:span text:style-name="Code_20_Char">i</text:span> <text:soft-page-break/>stands for ignore case. Well see the example below, the <text:span text:style-name="Code_20_Char">i</text:span> ruthlessly matches anything and does not care about cases.</text:p>
      <text:p text:style-name="Code">&gt;&gt; /abc/i.match "There is AbC in string" </text:p>
      <text:p text:style-name="Code">=&gt; #&lt;MatchData "AbC"&gt; </text:p>
      <text:p text:style-name="P2">Hope this explanation suffice. </text:p>
      <text:h text:style-name="Heading_20_2" text:outline-level="2">Ignore Spaces</text:h>
      <text:p text:style-name="P2">I don't really know where to use this <text:span text:style-name="Code_20_Char">x</text:span> . <text:span text:style-name="Code_20_Char">x</text:span> <text:s/>just like <text:span text:style-name="Code_20_Char">i</text:span> should be use at the rear of regexp. It ignores white spaces in regexp and matches the string. See example below</text:p>
      <text:p text:style-name="Code">&gt;&gt; /ab c/<text:span text:style-name="T1">x</text:span>.match "There is abc in string" </text:p>
      <text:p text:style-name="Code">=&gt; #&lt;MatchData "abc"&gt; </text:p>
      <text:p text:style-name="P2">But this does not mean that it ignores white spaces in matched string, in the example below we have a regexp <text:span text:style-name="Code_20_Char">/ab c/</text:span> (ab space c) but it does not match ab c (ab space c) in the string! That could be surprising, but when <text:span text:style-name="Code_20_Char">x</text:span> is appended, it mean it removes all spaces from regexp.</text:p>
      <text:p text:style-name="Code">&gt;&gt; /ab c/x.match "There is ab c in string" </text:p>
      <text:p text:style-name="Code">=&gt; nil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1" svg:font-family="'Apple Garamond'" style:font-adornments="Regular"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color="#ff3333" style:font-name="Apple Garamond1" fo:font-size="15pt" fo:font-weight="bold" style:font-size-asian="14pt" style:font-weight-asian="normal" style:font-size-complex="14pt" style:font-weight-complex="bold"/>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today </meta:initial-creator>
    <meta:creation-date>2012-08-07T13:51:30</meta:creation-date>
    <dc:date>2012-08-30T20:46:36</dc:date>
    <dc:creator>Webtoday </dc:creator>
    <meta:editing-duration>PT17H32M55S</meta:editing-duration>
    <meta:editing-cycles>66</meta:editing-cycles>
    <meta:generator>LibreOffice/3.5$Linux_X86_64 LibreOffice_project/350m1$Build-2</meta:generator>
    <meta:document-statistic meta:table-count="1" meta:image-count="1" meta:object-count="0" meta:page-count="12" meta:paragraph-count="322" meta:word-count="4121" meta:character-count="22605" meta:non-whitespace-character-count="18687"/>
  </office:meta>
</office:document-meta>
</file>